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9de6" officeooo:paragraph-rsid="00009de6"/>
    </style:style>
    <style:style style:name="P2" style:family="paragraph" style:parent-style-name="Standard" style:list-style-name="L1">
      <style:paragraph-properties fo:line-height="150%"/>
      <style:text-properties officeooo:rsid="00009de6" officeooo:paragraph-rsid="00009de6"/>
    </style:style>
    <style:style style:name="P3" style:family="paragraph" style:parent-style-name="Standard">
      <style:paragraph-properties fo:line-height="150%"/>
      <style:text-properties officeooo:rsid="00009de6" officeooo:paragraph-rsid="00009de6"/>
    </style:style>
    <style:style style:name="P4" style:family="paragraph" style:parent-style-name="Standard">
      <style:text-properties fo:font-size="16pt" officeooo:rsid="00009de6" officeooo:paragraph-rsid="00009de6" style:font-size-asian="16pt" style:font-size-complex="16pt"/>
    </style:style>
    <style:style style:name="P5" style:family="paragraph" style:parent-style-name="Standard">
      <style:paragraph-properties fo:line-height="150%"/>
      <style:text-properties fo:font-size="16pt" officeooo:rsid="000228ac" officeooo:paragraph-rsid="000228ac" style:font-size-asian="16pt" style:font-size-complex="16pt"/>
    </style:style>
    <style:style style:name="P6" style:family="paragraph" style:parent-style-name="Standard">
      <style:paragraph-properties fo:line-height="150%"/>
      <style:text-properties fo:font-size="16pt" officeooo:rsid="00069ae9" officeooo:paragraph-rsid="00031972" style:font-size-asian="14pt" style:font-size-complex="16pt"/>
    </style:style>
    <style:style style:name="P7" style:family="paragraph" style:parent-style-name="Standard" style:list-style-name="L2">
      <style:paragraph-properties fo:line-height="150%"/>
      <style:text-properties fo:font-size="12pt" officeooo:rsid="000293c7" officeooo:paragraph-rsid="000293c7" style:font-size-asian="10.5pt" style:font-size-complex="12pt"/>
    </style:style>
    <style:style style:name="P8" style:family="paragraph" style:parent-style-name="Standard">
      <style:paragraph-properties fo:line-height="150%"/>
      <style:text-properties fo:font-size="12pt" officeooo:rsid="00031972" officeooo:paragraph-rsid="000293c7" style:font-size-asian="10.5pt" style:font-size-complex="12pt"/>
    </style:style>
    <style:style style:name="P9" style:family="paragraph" style:parent-style-name="Standard">
      <style:paragraph-properties fo:line-height="150%"/>
      <style:text-properties fo:font-size="12pt" officeooo:rsid="00031972" officeooo:paragraph-rsid="00031972" style:font-size-asian="10.5pt" style:font-size-complex="12pt"/>
    </style:style>
    <style:style style:name="P10" style:family="paragraph" style:parent-style-name="Standard" style:list-style-name="L2">
      <style:paragraph-properties fo:line-height="150%"/>
      <style:text-properties fo:font-size="12pt" officeooo:rsid="00031972" officeooo:paragraph-rsid="00031972" style:font-size-asian="10.5pt" style:font-size-complex="12pt"/>
    </style:style>
    <style:style style:name="P11" style:family="paragraph" style:parent-style-name="Standard" style:list-style-name="L2">
      <style:paragraph-properties fo:line-height="150%"/>
      <style:text-properties fo:font-size="12pt" officeooo:rsid="00051619" officeooo:paragraph-rsid="00051619" style:font-size-asian="10.5pt" style:font-size-complex="12pt"/>
    </style:style>
    <style:style style:name="T1" style:family="text">
      <style:text-properties officeooo:rsid="00031972"/>
    </style:style>
    <style:style style:name="T2" style:family="text">
      <style:text-properties officeooo:rsid="00051619"/>
    </style:style>
    <style:style style:name="T3" style:family="text">
      <style:text-properties officeooo:rsid="00069a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quence diagram scenario: <text:span text:style-name="T1">E</text:span>levator <text:span text:style-name="T1">go to floor</text:span></text:p>
      <text:p text:style-name="P1"/>
      <text:list xml:id="list2564214067897192169" text:style-name="L1">
        <text:list-item>
          <text:p text:style-name="P2">Door closes</text:p>
        </text:list-item>
        <text:list-item>
          <text:p text:style-name="P2">Start elevator</text:p>
        </text:list-item>
        <text:list-item>
          <text:p text:style-name="P2">loop</text:p>
          <text:list>
            <text:list-item>
              <text:p text:style-name="P2">Check floor and illuminate current floor</text:p>
            </text:list-item>
          </text:list>
        </text:list-item>
        <text:list-item>
          <text:p text:style-name="P2">Requested floor reached</text:p>
        </text:list-item>
        <text:list-item>
          <text:p text:style-name="P2">Stop elevator</text:p>
        </text:list-item>
        <text:list-item>
          <text:p text:style-name="P2">Door opens</text:p>
        </text:list-item>
      </text:list>
      <text:p text:style-name="P3"/>
      <text:p text:style-name="P3"/>
      <text:p text:style-name="P5">Use case scenario: <text:span text:style-name="T3">user</text:span> <text:span text:style-name="T2">inside elevator</text:span></text:p>
      <text:list xml:id="list63085315488307641" text:style-name="L2">
        <text:list-item>
          <text:p text:style-name="P7">User requests <text:span text:style-name="T2">floor</text:span></text:p>
        </text:list-item>
        <text:list-item>
          <text:p text:style-name="P10">Elevator goes to requested floor</text:p>
        </text:list-item>
        <text:list-item>
          <text:p text:style-name="P11">Door opens for 3 seconds</text:p>
        </text:list-item>
        <text:list-item>
          <text:p text:style-name="P11">Door closes</text:p>
        </text:list-item>
      </text:list>
      <text:p text:style-name="P8"/>
      <text:p text:style-name="P9">1a: User presses emergency stop</text:p>
      <text:p text:style-name="P9">.<text:span text:style-name="T2">1: Elevator stops</text:span></text:p>
      <text:p text:style-name="P9">.<text:span text:style-name="T2">2: Door opens</text:span></text:p>
      <text:p text:style-name="P9"><text:span text:style-name="T2">1</text:span>b: User request multiple floors</text:p>
      <text:p text:style-name="P9">.<text:span text:style-name="T2">1: Add floor to queue</text:span></text:p>
      <text:p text:style-name="P9">.<text:span text:style-name="T2">2: Continue</text:span></text:p>
      <text:p text:style-name="P6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2:08:16.511855015</meta:creation-date>
    <dc:date>2018-02-12T12:49:24.408003217</dc:date>
    <meta:editing-duration>PT20M4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80" meta:character-count="431" meta:non-whitespace-character-count="381"/>
  </office:meta>
</office:document-meta>
</file>